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2" style:parent-style-name="LO-Normal" style:family="paragraph">
      <style:paragraph-properties fo:margin-bottom="0in" fo:margin-right="-1.1812in"/>
    </style:style>
    <style:style style:name="T573" style:parent-style-name="Fonteparág.padrão" style:family="text"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AA224002103BR</text:p>
        </text:list-item>
        <text:list-item>
          <text:p text:style-name="P305">AK266705893BR</text:p>
        </text:list-item>
        <text:list-item>
          <text:p text:style-name="P306">AK266677132BR</text:p>
        </text:list-item>
        <text:list-item>
          <text:p text:style-name="P307">AK266681698BR</text:p>
        </text:list-item>
        <text:list-item>
          <text:p text:style-name="P308">AK266727474BR</text:p>
        </text:list-item>
        <text:list-item>
          <text:p text:style-name="P309">AK266696057BR</text:p>
        </text:list-item>
        <text:list-item>
          <text:p text:style-name="P310">AA224136184BR</text:p>
        </text:list-item>
        <text:list-item>
          <text:p text:style-name="P311">AK266416287BR</text:p>
        </text:list-item>
        <text:list-item>
          <text:p text:style-name="P312">AK264989251BR</text:p>
        </text:list-item>
        <text:list-item>
          <text:p text:style-name="P313">AA224456339BR</text:p>
        </text:list-item>
        <text:list-item>
          <text:p text:style-name="P314">AK265690234BR</text:p>
        </text:list-item>
        <text:list-item>
          <text:p text:style-name="P315">AK110202291BR</text:p>
        </text:list-item>
        <text:list-item>
          <text:p text:style-name="P316">AK266793235BR</text:p>
        </text:list-item>
        <text:list-item>
          <text:p text:style-name="P317">AK264948257BR</text:p>
        </text:list-item>
        <text:list-item>
          <text:p text:style-name="P318">AK265013468BR</text:p>
        </text:list-item>
        <text:list-item>
          <text:p text:style-name="P319">AA223928933BR</text:p>
        </text:list-item>
        <text:list-item>
          <text:p text:style-name="P320">AK266218692BR</text:p>
        </text:list-item>
        <text:list-item>
          <text:p text:style-name="P321">AK266317681BR</text:p>
        </text:list-item>
        <text:list-item>
          <text:p text:style-name="P322">AA223851390BR</text:p>
        </text:list-item>
        <text:list-item>
          <text:p text:style-name="P323">AA223895991BR</text:p>
        </text:list-item>
        <text:list-item>
          <text:p text:style-name="P324">AA223168883BR</text:p>
        </text:list-item>
        <text:list-item>
          <text:p text:style-name="P325">AK265364623BR</text:p>
        </text:list-item>
        <text:list-item>
          <text:p text:style-name="P326">AA224458754BR</text:p>
        </text:list-item>
        <text:list-item>
          <text:p text:style-name="P327">AA224430875BR</text:p>
        </text:list-item>
        <text:list-item>
          <text:p text:style-name="P328">AK266512442BR</text:p>
        </text:list-item>
        <text:list-item>
          <text:p text:style-name="P329">AA224139565BR</text:p>
        </text:list-item>
        <text:list-item>
          <text:p text:style-name="P330">AA224101640BR</text:p>
        </text:list-item>
        <text:list-item>
          <text:p text:style-name="P331">AK266069185BR</text:p>
        </text:list-item>
        <text:list-item>
          <text:p text:style-name="P332">AK264806259BR</text:p>
        </text:list-item>
        <text:list-item>
          <text:p text:style-name="P333">AA224486786BR</text:p>
        </text:list-item>
        <text:list-item>
          <text:p text:style-name="P334">AA223607077BR</text:p>
        </text:list-item>
        <text:list-item>
          <text:p text:style-name="P335">AA222811394BR</text:p>
        </text:list-item>
        <text:list-item>
          <text:p text:style-name="P336">AA224102897BR</text:p>
        </text:list-item>
        <text:list-item>
          <text:p text:style-name="P337">AK266620107BR</text:p>
        </text:list-item>
        <text:list-item>
          <text:p text:style-name="P338">AK266421110BR</text:p>
        </text:list-item>
        <text:list-item>
          <text:p text:style-name="P339">AK266311879BR</text:p>
        </text:list-item>
        <text:list-item>
          <text:p text:style-name="P340">AK266629392BR</text:p>
        </text:list-item>
        <text:list-item>
          <text:p text:style-name="P341">AA223785191BR</text:p>
        </text:list-item>
        <text:list-item>
          <text:p text:style-name="P342">AK265581954BR</text:p>
        </text:list-item>
        <text:list-item>
          <text:p text:style-name="P343">AK266961874BR</text:p>
        </text:list-item>
        <text:list-item>
          <text:p text:style-name="P344">AA223778071BR</text:p>
        </text:list-item>
        <text:list-item>
          <text:p text:style-name="P345">AK265244886BR</text:p>
        </text:list-item>
        <text:list-item>
          <text:p text:style-name="P346">AK265213172BR</text:p>
        </text:list-item>
        <text:list-item>
          <text:p text:style-name="P347">AK266270043BR</text:p>
        </text:list-item>
        <text:list-item>
          <text:p text:style-name="P348">AK266569124BR</text:p>
        </text:list-item>
        <text:list-item>
          <text:p text:style-name="P349">AK266578214BR</text:p>
        </text:list-item>
        <text:list-item>
          <text:p text:style-name="P350">AA224088753BR</text:p>
        </text:list-item>
        <text:list-item>
          <text:p text:style-name="P351">AK266601275BR</text:p>
        </text:list-item>
        <text:list-item>
          <text:p text:style-name="P352">AK266548362BR</text:p>
        </text:list-item>
        <text:list-item>
          <text:p text:style-name="P353">AK266801696BR</text:p>
        </text:list-item>
        <text:list-item>
          <text:p text:style-name="P354">AK266686845BR</text:p>
        </text:list-item>
        <text:list-item>
          <text:p text:style-name="P355">AA224562757BR</text:p>
        </text:list-item>
        <text:list-item>
          <text:p text:style-name="P356">AA223812467BR</text:p>
        </text:list-item>
        <text:list-item>
          <text:p text:style-name="P357">AA224155625BR</text:p>
        </text:list-item>
        <text:list-item>
          <text:p text:style-name="P358">AK266718035BR</text:p>
        </text:list-item>
        <text:list-item>
          <text:p text:style-name="P359">AA223582684BR</text:p>
        </text:list-item>
        <text:list-item>
          <text:p text:style-name="P360">AA224152567BR</text:p>
        </text:list-item>
        <text:list-item>
          <text:p text:style-name="P361">AK266416335BR</text:p>
        </text:list-item>
        <text:list-item>
          <text:p text:style-name="P362">AA223359945BR</text:p>
        </text:list-item>
        <text:list-item>
          <text:p text:style-name="P363">AA223474279BR</text:p>
        </text:list-item>
        <text:list-item>
          <text:p text:style-name="P364">AK265408355BR</text:p>
        </text:list-item>
        <text:list-item>
          <text:p text:style-name="P365">AK266836678BR</text:p>
        </text:list-item>
        <text:list-item>
          <text:p text:style-name="P366">AK267009545BR</text:p>
        </text:list-item>
        <text:list-item>
          <text:p text:style-name="P367">AA224419013BR</text:p>
        </text:list-item>
        <text:list-item>
          <text:p text:style-name="P368">AK266799842BR</text:p>
        </text:list-item>
        <text:list-item>
          <text:p text:style-name="P369">AK264823861BR</text:p>
        </text:list-item>
        <text:list-item>
          <text:p text:style-name="P370">AK266264269BR</text:p>
        </text:list-item>
        <text:list-item>
          <text:p text:style-name="P371">AK266993568BR</text:p>
        </text:list-item>
        <text:list-item>
          <text:p text:style-name="P372">AK266270383BR</text:p>
        </text:list-item>
        <text:list-item>
          <text:p text:style-name="P373">AK266268901BR</text:p>
        </text:list-item>
        <text:list-item>
          <text:p text:style-name="P374">AK266270423BR</text:p>
        </text:list-item>
        <text:list-item>
          <text:p text:style-name="P375">AK266461312BR</text:p>
        </text:list-item>
        <text:list-item>
          <text:p text:style-name="P376">AK265307590BR</text:p>
        </text:list-item>
        <text:list-item>
          <text:p text:style-name="P377">AK266360217BR</text:p>
        </text:list-item>
        <text:list-item>
          <text:p text:style-name="P378">AK266650642BR</text:p>
        </text:list-item>
        <text:list-item>
          <text:p text:style-name="P379">AK267040758BR</text:p>
        </text:list-item>
        <text:list-item>
          <text:p text:style-name="P380">AK266318395BR</text:p>
        </text:list-item>
        <text:list-item>
          <text:p text:style-name="P381">AK266270851BR</text:p>
        </text:list-item>
        <text:list-item>
          <text:p text:style-name="P382">AK265584845BR</text:p>
        </text:list-item>
        <text:list-item>
          <text:p text:style-name="P383">AA222968349BR</text:p>
        </text:list-item>
        <text:list-item>
          <text:p text:style-name="P384">AA224428868BR</text:p>
        </text:list-item>
        <text:list-item>
          <text:p text:style-name="P385">AK266621323BR</text:p>
        </text:list-item>
        <text:list-item>
          <text:p text:style-name="P386">TI941306568BR</text:p>
        </text:list-item>
        <text:list-item>
          <text:p text:style-name="P387">AK266409017BR</text:p>
        </text:list-item>
        <text:list-item>
          <text:p text:style-name="P388">TI941304814BR</text:p>
        </text:list-item>
        <text:list-item>
          <text:p text:style-name="P389">TI941304791BR</text:p>
        </text:list-item>
        <text:list-item>
          <text:p text:style-name="P390">TI941304805BR</text:p>
        </text:list-item>
        <text:list-item>
          <text:p text:style-name="P391">AK265295211BR</text:p>
        </text:list-item>
        <text:list-item>
          <text:p text:style-name="P392">AK265276654BR</text:p>
        </text:list-item>
        <text:list-item>
          <text:p text:style-name="P393">AK265206145BR</text:p>
        </text:list-item>
        <text:list-item>
          <text:p text:style-name="P394">AK264899366BR</text:p>
        </text:list-item>
        <text:list-item>
          <text:p text:style-name="P395">AK265378579BR</text:p>
        </text:list-item>
        <text:list-item>
          <text:p text:style-name="P396">AK264961735BR</text:p>
        </text:list-item>
        <text:list-item>
          <text:p text:style-name="P397">AK265166543BR</text:p>
        </text:list-item>
        <text:list-item>
          <text:p text:style-name="P398">AK264849268BR</text:p>
        </text:list-item>
        <text:list-item>
          <text:p text:style-name="P399">AK264823827BR</text:p>
        </text:list-item>
        <text:list-item>
          <text:p text:style-name="P400">AA223754755BR</text:p>
        </text:list-item>
        <text:list-item>
          <text:p text:style-name="P401">AK266125505BR</text:p>
        </text:list-item>
        <text:list-item>
          <text:p text:style-name="P402">AK266492535BR</text:p>
        </text:list-item>
        <text:list-item>
          <text:p text:style-name="P403">AK266450544BR</text:p>
        </text:list-item>
        <text:list-item>
          <text:p text:style-name="P404">AA223997664BR</text:p>
        </text:list-item>
        <text:list-item>
          <text:p text:style-name="P405">AA224008415BR</text:p>
        </text:list-item>
        <text:list-item>
          <text:p text:style-name="P406">AK267014903BR</text:p>
        </text:list-item>
        <text:list-item>
          <text:p text:style-name="P407">AK266276633BR</text:p>
        </text:list-item>
        <text:list-item>
          <text:p text:style-name="P408">AA223881167BR</text:p>
        </text:list-item>
        <text:list-item>
          <text:p text:style-name="P409">AK266130505BR</text:p>
        </text:list-item>
        <text:list-item>
          <text:p text:style-name="P410">AK266300920BR</text:p>
        </text:list-item>
        <text:list-item>
          <text:p text:style-name="P411">AK266323792BR</text:p>
        </text:list-item>
        <text:list-item>
          <text:p text:style-name="P412">AA224476355BR</text:p>
        </text:list-item>
        <text:list-item>
          <text:p text:style-name="P413">AA224042076BR</text:p>
        </text:list-item>
        <text:list-item>
          <text:p text:style-name="P414">AA224036393BR</text:p>
        </text:list-item>
        <text:list-item>
          <text:p text:style-name="P415">AK266517762BR</text:p>
        </text:list-item>
        <text:list-item>
          <text:p text:style-name="P416">AK266491606BR</text:p>
        </text:list-item>
        <text:list-item>
          <text:p text:style-name="P417">AK266572830BR</text:p>
        </text:list-item>
        <text:list-item>
          <text:p text:style-name="P418">AK266548495BR</text:p>
        </text:list-item>
        <text:list-item>
          <text:p text:style-name="P419">AK266083417BR</text:p>
        </text:list-item>
        <text:list-item>
          <text:p text:style-name="P420">AK266247685BR</text:p>
        </text:list-item>
        <text:list-item>
          <text:p text:style-name="P421">AK266153311BR</text:p>
        </text:list-item>
        <text:list-item>
          <text:p text:style-name="P422">AK266533164BR</text:p>
        </text:list-item>
        <text:list-item>
          <text:p text:style-name="P423">AK266453333BR</text:p>
        </text:list-item>
        <text:list-item>
          <text:p text:style-name="P424">AA223980173BR</text:p>
        </text:list-item>
        <text:list-item>
          <text:p text:style-name="P425">AK266429816BR</text:p>
        </text:list-item>
        <text:list-item>
          <text:p text:style-name="P426">AK266525208BR</text:p>
        </text:list-item>
        <text:list-item>
          <text:p text:style-name="P427">AK266623973BR</text:p>
        </text:list-item>
        <text:list-item>
          <text:p text:style-name="P428">AA223154796BR</text:p>
        </text:list-item>
        <text:list-item>
          <text:p text:style-name="P429">AK265433350BR</text:p>
        </text:list-item>
        <text:list-item>
          <text:p text:style-name="P430">AA223304765BR</text:p>
        </text:list-item>
        <text:list-item>
          <text:p text:style-name="P431">AK266809638BR</text:p>
        </text:list-item>
        <text:list-item>
          <text:p text:style-name="P432">AA223236345BR</text:p>
        </text:list-item>
        <text:list-item>
          <text:p text:style-name="P433">AK265641896BR</text:p>
        </text:list-item>
        <text:list-item>
          <text:p text:style-name="P434">AA223615538BR</text:p>
        </text:list-item>
        <text:list-item>
          <text:p text:style-name="P435">AK265428111BR</text:p>
        </text:list-item>
        <text:list-item>
          <text:p text:style-name="P436">AK266896433BR</text:p>
        </text:list-item>
        <text:list-item>
          <text:p text:style-name="P437">AA223980111BR</text:p>
        </text:list-item>
        <text:list-item>
          <text:p text:style-name="P438">AK264900665BR</text:p>
        </text:list-item>
        <text:list-item>
          <text:p text:style-name="P439">AK266629636BR</text:p>
        </text:list-item>
        <text:list-item>
          <text:p text:style-name="P440">AA224488243BR</text:p>
        </text:list-item>
        <text:list-item>
          <text:p text:style-name="P441">AK266467111BR</text:p>
        </text:list-item>
        <text:list-item>
          <text:p text:style-name="P442">AK266335946BR</text:p>
        </text:list-item>
        <text:list-item>
          <text:p text:style-name="P443">AK266393498BR</text:p>
        </text:list-item>
        <text:list-item>
          <text:p text:style-name="P444">AK265946941BR</text:p>
        </text:list-item>
        <text:list-item>
          <text:p text:style-name="P445">AA224113121BR</text:p>
        </text:list-item>
        <text:list-item>
          <text:p text:style-name="P446">AA223947671BR</text:p>
        </text:list-item>
        <text:list-item>
          <text:p text:style-name="P447">AK266819391BR</text:p>
        </text:list-item>
        <text:list-item>
          <text:p text:style-name="P448">AK266582474BR</text:p>
        </text:list-item>
        <text:list-item>
          <text:p text:style-name="P449">AK267046115BR</text:p>
        </text:list-item>
        <text:list-item>
          <text:p text:style-name="P450">AK266878655BR</text:p>
        </text:list-item>
        <text:list-item>
          <text:p text:style-name="P451">AA222668106BR</text:p>
        </text:list-item>
        <text:list-item>
          <text:p text:style-name="P452">AK265625417BR</text:p>
        </text:list-item>
        <text:list-item>
          <text:p text:style-name="P453">AA224430005BR</text:p>
        </text:list-item>
        <text:list-item>
          <text:p text:style-name="P454">AK265108072BR</text:p>
        </text:list-item>
        <text:list-item>
          <text:p text:style-name="P455">AK265940189BR</text:p>
        </text:list-item>
        <text:list-item>
          <text:p text:style-name="P456">AK265643234BR</text:p>
        </text:list-item>
        <text:list-item>
          <text:p text:style-name="P457">AK265384591BR</text:p>
        </text:list-item>
        <text:list-item>
          <text:p text:style-name="P458">AA223434765BR</text:p>
        </text:list-item>
        <text:list-item>
          <text:p text:style-name="P459">AK265633775BR</text:p>
        </text:list-item>
        <text:list-item>
          <text:p text:style-name="P460">AK265477231BR</text:p>
        </text:list-item>
        <text:list-item>
          <text:p text:style-name="P461">AK266523105BR</text:p>
        </text:list-item>
        <text:list-item>
          <text:p text:style-name="P462">AK266713121BR</text:p>
        </text:list-item>
        <text:list-item>
          <text:p text:style-name="P463">AK265682391BR</text:p>
        </text:list-item>
        <text:list-item>
          <text:p text:style-name="P464">AA223906884BR</text:p>
        </text:list-item>
        <text:list-item>
          <text:p text:style-name="P465">AK266343015BR</text:p>
        </text:list-item>
        <text:list-item>
          <text:p text:style-name="P466">AK266276134BR</text:p>
        </text:list-item>
        <text:list-item>
          <text:p text:style-name="P467">AK265814906BR</text:p>
        </text:list-item>
        <text:list-item>
          <text:p text:style-name="P468">AA224425314BR</text:p>
        </text:list-item>
        <text:list-item>
          <text:p text:style-name="P469">AK266387237BR</text:p>
        </text:list-item>
        <text:list-item>
          <text:p text:style-name="P470">AK265468265BR</text:p>
        </text:list-item>
        <text:list-item>
          <text:p text:style-name="P471">AK265404415BR</text:p>
        </text:list-item>
        <text:list-item>
          <text:p text:style-name="P472">AK265625624BR</text:p>
        </text:list-item>
        <text:list-item>
          <text:p text:style-name="P473">AK267016820BR</text:p>
        </text:list-item>
        <text:list-item>
          <text:p text:style-name="P474">AK265202121BR</text:p>
        </text:list-item>
        <text:list-item>
          <text:p text:style-name="P475">AK265434222BR</text:p>
        </text:list-item>
        <text:list-item>
          <text:p text:style-name="P476">AK266666903BR</text:p>
        </text:list-item>
        <text:list-item>
          <text:p text:style-name="P477">AA223774066BR</text:p>
        </text:list-item>
        <text:list-item>
          <text:p text:style-name="P478">AK265109872BR</text:p>
        </text:list-item>
        <text:list-item>
          <text:p text:style-name="P479">AA223383414BR</text:p>
        </text:list-item>
        <text:list-item>
          <text:p text:style-name="P480">AK266192301BR</text:p>
        </text:list-item>
        <text:list-item>
          <text:p text:style-name="P481"><text:s/>AA223742593BR</text:p>
        </text:list-item>
        <text:list-item>
          <text:p text:style-name="P482">AK266186456BR</text:p>
        </text:list-item>
        <text:list-item>
          <text:p text:style-name="P483">AK266343094BR</text:p>
        </text:list-item>
        <text:list-item>
          <text:p text:style-name="P484">AK266289115BR</text:p>
        </text:list-item>
        <text:list-item>
          <text:p text:style-name="P485">AK265954038BR</text:p>
        </text:list-item>
        <text:list-item>
          <text:p text:style-name="P486">AA224111324BR</text:p>
        </text:list-item>
        <text:list-item>
          <text:p text:style-name="P487">AA222755750BR</text:p>
        </text:list-item>
        <text:list-item>
          <text:p text:style-name="P488">AK266726173BR</text:p>
        </text:list-item>
        <text:list-item>
          <text:p text:style-name="P489">AA225621275BR</text:p>
        </text:list-item>
        <text:list-item>
          <text:p text:style-name="P490">AK265072143BR</text:p>
        </text:list-item>
        <text:list-item>
          <text:p text:style-name="P491">AK265583093BR</text:p>
        </text:list-item>
        <text:list-item>
          <text:p text:style-name="P492">AK265592912BR</text:p>
        </text:list-item>
        <text:list-item>
          <text:p text:style-name="P493">AK266973890BR</text:p>
        </text:list-item>
        <text:list-item>
          <text:p text:style-name="P494">AK266750481BR</text:p>
        </text:list-item>
        <text:list-item>
          <text:p text:style-name="P495">AK264862216BR</text:p>
        </text:list-item>
        <text:list-item>
          <text:p text:style-name="P496">AK266816695BR</text:p>
        </text:list-item>
        <text:list-item>
          <text:p text:style-name="P497">AK266661472BR</text:p>
        </text:list-item>
        <text:list-item>
          <text:p text:style-name="P498">AA223910257BR</text:p>
        </text:list-item>
        <text:list-item>
          <text:p text:style-name="P499">AK266259900BR</text:p>
        </text:list-item>
        <text:list-item>
          <text:p text:style-name="P500">AK265643384BR</text:p>
        </text:list-item>
        <text:list-item>
          <text:p text:style-name="P501">AA222890936BR</text:p>
        </text:list-item>
        <text:list-item>
          <text:p text:style-name="P502">AK265938344BR</text:p>
        </text:list-item>
        <text:list-item>
          <text:p text:style-name="P503">AK266334693BR</text:p>
        </text:list-item>
        <text:list-item>
          <text:p text:style-name="P504">AA225447850BR</text:p>
        </text:list-item>
        <text:list-item>
          <text:p text:style-name="P505">AK266410908BR</text:p>
        </text:list-item>
        <text:list-item>
          <text:p text:style-name="P506">AK266299736BR</text:p>
        </text:list-item>
        <text:list-item>
          <text:p text:style-name="P507">AA223925781BR</text:p>
        </text:list-item>
        <text:list-item>
          <text:p text:style-name="P508">AA225537935BR</text:p>
        </text:list-item>
        <text:list-item>
          <text:p text:style-name="P509">AK267613527BR</text:p>
        </text:list-item>
        <text:list-item>
          <text:p text:style-name="P510">AA224027706BR</text:p>
        </text:list-item>
        <text:list-item>
          <text:p text:style-name="P511">AK266796846BR</text:p>
        </text:list-item>
        <text:list-item>
          <text:p text:style-name="P512">AK268219789BR</text:p>
        </text:list-item>
        <text:list-item>
          <text:p text:style-name="P513">AK268246807BR</text:p>
        </text:list-item>
        <text:list-item>
          <text:p text:style-name="P514">AK267393888BR</text:p>
        </text:list-item>
        <text:list-item>
          <text:p text:style-name="P515">AA225000829BR</text:p>
        </text:list-item>
        <text:list-item>
          <text:p text:style-name="P516">AK267444885BR</text:p>
        </text:list-item>
        <text:list-item>
          <text:p text:style-name="P517">AA225386824BR</text:p>
        </text:list-item>
        <text:list-item>
          <text:p text:style-name="P518">AK267167745BR</text:p>
        </text:list-item>
        <text:list-item>
          <text:p text:style-name="P519">AA225710355BR</text:p>
        </text:list-item>
        <text:list-item>
          <text:p text:style-name="P520">AK267983805BR</text:p>
        </text:list-item>
        <text:list-item>
          <text:p text:style-name="P521">AA224126995BR</text:p>
        </text:list-item>
        <text:list-item>
          <text:p text:style-name="P522">AK268156925BR</text:p>
        </text:list-item>
        <text:list-item>
          <text:p text:style-name="P523">AA225093851BR</text:p>
        </text:list-item>
        <text:list-item>
          <text:p text:style-name="P524">AA225834814BR</text:p>
        </text:list-item>
        <text:list-item>
          <text:p text:style-name="P525">AA223396470BR</text:p>
        </text:list-item>
        <text:list-item>
          <text:p text:style-name="P526">AK266839714BR</text:p>
        </text:list-item>
        <text:list-item>
          <text:p text:style-name="P527">AA225687841BR</text:p>
        </text:list-item>
        <text:list-item>
          <text:p text:style-name="P528">AK266772500BR</text:p>
        </text:list-item>
        <text:list-item>
          <text:p text:style-name="P529">AA223118935BR</text:p>
        </text:list-item>
        <text:list-item>
          <text:p text:style-name="P530">AA224141808BR</text:p>
        </text:list-item>
        <text:list-item>
          <text:p text:style-name="P531">AK265150659BR</text:p>
        </text:list-item>
        <text:list-item>
          <text:p text:style-name="P532">AA224425654BR</text:p>
        </text:list-item>
        <text:list-item>
          <text:p text:style-name="P533">AK267760627BR</text:p>
        </text:list-item>
        <text:list-item>
          <text:p text:style-name="P534">AA225050082BR</text:p>
        </text:list-item>
        <text:list-item>
          <text:p text:style-name="P535">AK267475012BR</text:p>
        </text:list-item>
        <text:list-item>
          <text:p text:style-name="P536">AK268297052BR</text:p>
        </text:list-item>
        <text:list-item>
          <text:p text:style-name="P537">AK267808015BR</text:p>
        </text:list-item>
        <text:list-item>
          <text:p text:style-name="P538">AK268066561BR</text:p>
        </text:list-item>
        <text:list-item>
          <text:p text:style-name="P539">AK268205921BR</text:p>
        </text:list-item>
        <text:list-item>
          <text:p text:style-name="P540">AK267999859BR</text:p>
        </text:list-item>
        <text:list-item>
          <text:p text:style-name="P541">AK268274785BR</text:p>
        </text:list-item>
        <text:list-item>
          <text:p text:style-name="P542">AA225913928BR</text:p>
        </text:list-item>
        <text:list-item>
          <text:p text:style-name="P543">AK267970373BR</text:p>
        </text:list-item>
        <text:list-item>
          <text:p text:style-name="P544">AK267598467BR</text:p>
        </text:list-item>
        <text:list-item>
          <text:p text:style-name="P545">AK267787885BR</text:p>
        </text:list-item>
        <text:list-item>
          <text:p text:style-name="P546">AK267166183BR</text:p>
        </text:list-item>
        <text:list-item>
          <text:p text:style-name="P547">AK267873924BR</text:p>
        </text:list-item>
        <text:list-item>
          <text:p text:style-name="P548">AK266562846BR</text:p>
        </text:list-item>
        <text:list-item>
          <text:p text:style-name="P549">AA225882562BR</text:p>
        </text:list-item>
        <text:list-item>
          <text:p text:style-name="P550">AK267727609BR</text:p>
        </text:list-item>
        <text:list-item>
          <text:p text:style-name="P551">AA225642805BR</text:p>
        </text:list-item>
        <text:list-item>
          <text:p text:style-name="P552">AA224902172BR</text:p>
        </text:list-item>
        <text:list-item>
          <text:p text:style-name="P553">AK267624754BR</text:p>
        </text:list-item>
        <text:list-item>
          <text:p text:style-name="P554">AK266392299BR</text:p>
        </text:list-item>
        <text:list-item>
          <text:p text:style-name="P555">AK267991585BR</text:p>
        </text:list-item>
        <text:list-item>
          <text:p text:style-name="P556">AK268298194BR</text:p>
        </text:list-item>
        <text:list-item>
          <text:p text:style-name="P557">AK267863811BR</text:p>
        </text:list-item>
        <text:list-item>
          <text:p text:style-name="P558">AK267540317BR</text:p>
        </text:list-item>
        <text:list-item>
          <text:p text:style-name="P559">AA225527270BR</text:p>
        </text:list-item>
        <text:list-item>
          <text:p text:style-name="P560">AK267617603BR</text:p>
        </text:list-item>
        <text:list-item>
          <text:p text:style-name="P561">AK268237725BR</text:p>
        </text:list-item>
        <text:list-item>
          <text:p text:style-name="P562">AK268170198BR</text:p>
        </text:list-item>
        <text:list-item>
          <text:p text:style-name="P563">AA225241303BR</text:p>
        </text:list-item>
        <text:list-item>
          <text:p text:style-name="P564">AK267729746BR</text:p>
        </text:list-item>
        <text:list-item>
          <text:p text:style-name="P565">AA225832019BR</text:p>
        </text:list-item>
        <text:list-item>
          <text:p text:style-name="P566">AA225633429BR</text:p>
        </text:list-item>
        <text:list-item>
          <text:p text:style-name="P567">QQ471144675BR</text:p>
        </text:list-item>
        <text:list-item>
          <text:p text:style-name="P568">TI941306642BR</text:p>
        </text:list-item>
        <text:list-item>
          <text:p text:style-name="P569">TI941306846BR</text:p>
        </text:list-item>
        <text:list-item>
          <text:p text:style-name="P570">QQ450875008BR</text:p>
        </text:list-item>
        <text:list-item>
          <text:p text:style-name="P571">AA225816210BR</text:p>
        </text:list-item>
        <text:list-item>
          <text:p text:style-name="P572"><text:span text:style-name="T573">AK267173184B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0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59264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31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l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0<text:s/>Mercado Livre (1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>269 Mercado Livre (2°Carro)</text:p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/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208in" svg:y2="-0.04514in" draw:z-index="251664384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31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Julh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31T19:18:00Z</meta:creation-date>
    <dc:date>2024-07-31T19:18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2" meta:paragraph-count="7" meta:word-count="588" meta:character-count="3760" meta:row-count="26" meta:non-whitespace-character-count="3179"/>
  </office:meta>
</office:document-meta>
</file>